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319in" svg:height="3.5453in" svg:x="7.2083in" svg:y="0.5854in">
            <draw:object draw:notify-on-update-of-ranges="Sheet1.A1:Sheet1.A1 Sheet1.A2:Sheet1.A232 Sheet1.B1:Sheet1.B1 Sheet1.B2:Sheet1.B232 Sheet1.C1:Sheet1.C1 Sheet1.C2:Sheet1.C232 Sheet1.D1:Sheet1.D1 Sheet1.D2:Sheet1.D232 Sheet1.E1:Sheet1.E1 Sheet1.E2:Sheet1.E232 Sheet1.F1:Sheet1.F1 Sheet1.F2:Sheet1.F232 Sheet1.G1:Sheet1.G1 Sheet1.G2:Sheet1.G2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nv 1</text:p>
          </table:table-cell>
          <table:table-cell office:value-type="string" calcext:value-type="string">
            <text:p>Conv 2</text:p>
          </table:table-cell>
          <table:table-cell office:value-type="string" calcext:value-type="string">
            <text:p>Conv 3</text:p>
          </table:table-cell>
          <table:table-cell office:value-type="string" calcext:value-type="string">
            <text:p>Conv 4</text:p>
          </table:table-cell>
          <table:table-cell office:value-type="string" calcext:value-type="string">
            <text:p>Conv 5</text:p>
          </table:table-cell>
          <table:table-cell office:value-type="string" calcext:value-type="string">
            <text:p>Conv 6 &amp; 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.0204347826087" calcext:value-type="float">
            <text:p>0.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.0408695652174" calcext:value-type="float">
            <text:p>0.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.0613043478261" calcext:value-type="float">
            <text:p>0.1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.0817391304348" calcext:value-type="float">
            <text:p>0.1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.102173913043" calcext:value-type="float">
            <text:p>0.1</text:p>
          </table:table-cell>
          <table:table-cell office:value-type="float" office:value="65.5" calcext:value-type="float">
            <text:p>65.5</text:p>
          </table:table-cell>
          <table:table-cell table:number-columns-repeated="7"/>
        </table:table-row>
        <table:table-row table:style-name="ro1">
          <table:table-cell office:value-type="float" office:value="0.122608695652" calcext:value-type="float">
            <text:p>0.1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0.14304347826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6347826087" calcext:value-type="float">
            <text:p>0.2</text:p>
          </table:table-cell>
          <table:table-cell office:value-type="float" office:value="64.5" calcext:value-type="float">
            <text:p>64.5</text:p>
          </table:table-cell>
          <table:table-cell table:number-columns-repeated="7"/>
        </table:table-row>
        <table:table-row table:style-name="ro1">
          <table:table-cell office:value-type="float" office:value="0.183913043478" calcext:value-type="float">
            <text:p>0.2</text:p>
          </table:table-cell>
          <table:table-cell office:value-type="float" office:value="64.5" calcext:value-type="float">
            <text:p>64.5</text:p>
          </table:table-cell>
          <table:table-cell table:number-columns-repeated="7"/>
        </table:table-row>
        <table:table-row table:style-name="ro1">
          <table:table-cell office:value-type="float" office:value="0.204347826087" calcext:value-type="float">
            <text:p>0.2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224782608696" calcext:value-type="float">
            <text:p>0.2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0.245217391304" calcext:value-type="float">
            <text:p>0.2</text:p>
          </table:table-cell>
          <table:table-cell office:value-type="float" office:value="64.5" calcext:value-type="float">
            <text:p>64.5</text:p>
          </table:table-cell>
          <table:table-cell table:number-columns-repeated="7"/>
        </table:table-row>
        <table:table-row table:style-name="ro1">
          <table:table-cell office:value-type="float" office:value="0.265652173913" calcext:value-type="float">
            <text:p>0.3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286086956522" calcext:value-type="float">
            <text:p>0.3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30652173913" calcext:value-type="float">
            <text:p>0.3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326956521739" calcext:value-type="float">
            <text:p>0.3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347391304348" calcext:value-type="float">
            <text:p>0.3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367826086957" calcext:value-type="float">
            <text:p>0.4</text:p>
          </table:table-cell>
          <table:table-cell office:value-type="float" office:value="64.5" calcext:value-type="float">
            <text:p>64.5</text:p>
          </table:table-cell>
          <table:table-cell table:number-columns-repeated="7"/>
        </table:table-row>
        <table:table-row table:style-name="ro1">
          <table:table-cell office:value-type="float" office:value="0.388260869565" calcext:value-type="float">
            <text:p>0.4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408695652174" calcext:value-type="float">
            <text:p>0.4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429130434783" calcext:value-type="float">
            <text:p>0.4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449565217391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0.47" calcext:value-type="float">
            <text:p>0.5</text:p>
          </table:table-cell>
          <table:table-cell office:value-type="float" office:value="64.5" calcext:value-type="float">
            <text:p>64.5</text:p>
          </table:table-cell>
          <table:table-cell table:number-columns-repeated="7"/>
        </table:table-row>
        <table:table-row table:style-name="ro1">
          <table:table-cell office:value-type="float" office:value="0.490434782609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0.510869565217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0.531304347826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0.551739130435" calcext:value-type="float">
            <text:p>0.6</text:p>
          </table:table-cell>
          <table:table-cell office:value-type="float" office:value="58.5" calcext:value-type="float">
            <text:p>58.5</text:p>
          </table:table-cell>
          <table:table-cell table:number-columns-repeated="7"/>
        </table:table-row>
        <table:table-row table:style-name="ro1">
          <table:table-cell office:value-type="float" office:value="0.572173913043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0.592608695652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0.613043478261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0.63347826087" calcext:value-type="float">
            <text:p>0.6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0.653913043478" calcext:value-type="float">
            <text:p>0.7</text:p>
          </table:table-cell>
          <table:table-cell office:value-type="float" office:value="61.5" calcext:value-type="float">
            <text:p>61.5</text:p>
          </table:table-cell>
          <table:table-cell table:number-columns-repeated="7"/>
        </table:table-row>
        <table:table-row table:style-name="ro1">
          <table:table-cell office:value-type="float" office:value="0.674347826087" calcext:value-type="float">
            <text:p>0.7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0.694782608696" calcext:value-type="float">
            <text:p>0.7</text:p>
          </table:table-cell>
          <table:table-cell office:value-type="float" office:value="61.5" calcext:value-type="float">
            <text:p>61.5</text:p>
          </table:table-cell>
          <table:table-cell table:number-columns-repeated="7"/>
        </table:table-row>
        <table:table-row table:style-name="ro1">
          <table:table-cell office:value-type="float" office:value="0.715217391304" calcext:value-type="float">
            <text:p>0.7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0.735652173913" calcext:value-type="float">
            <text:p>0.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0.756086956522" calcext:value-type="float">
            <text:p>0.8</text:p>
          </table:table-cell>
          <table:table-cell/>
          <table:table-cell office:value-type="float" office:value="65.5" calcext:value-type="float">
            <text:p>65.5</text:p>
          </table:table-cell>
          <table:table-cell table:number-columns-repeated="6"/>
        </table:table-row>
        <table:table-row table:style-name="ro1">
          <table:table-cell office:value-type="float" office:value="0.77652173913" calcext:value-type="float">
            <text:p>0.8</text:p>
          </table:table-cell>
          <table:table-cell/>
          <table:table-cell office:value-type="float" office:value="64.5" calcext:value-type="float">
            <text:p>64.5</text:p>
          </table:table-cell>
          <table:table-cell table:number-columns-repeated="6"/>
        </table:table-row>
        <table:table-row table:style-name="ro1">
          <table:table-cell office:value-type="float" office:value="0.796956521739" calcext:value-type="float">
            <text:p>0.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0.817391304348" calcext:value-type="float">
            <text:p>0.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0.837826086957" calcext:value-type="float">
            <text:p>0.8</text:p>
          </table:table-cell>
          <table:table-cell/>
          <table:table-cell office:value-type="float" office:value="64.5" calcext:value-type="float">
            <text:p>64.5</text:p>
          </table:table-cell>
          <table:table-cell table:number-columns-repeated="6"/>
        </table:table-row>
        <table:table-row table:style-name="ro1">
          <table:table-cell office:value-type="float" office:value="0.858260869565" calcext:value-type="float">
            <text:p>0.9</text:p>
          </table:table-cell>
          <table:table-cell/>
          <table:table-cell office:value-type="float" office:value="64.5" calcext:value-type="float">
            <text:p>64.5</text:p>
          </table:table-cell>
          <table:table-cell table:number-columns-repeated="6"/>
        </table:table-row>
        <table:table-row table:style-name="ro1">
          <table:table-cell office:value-type="float" office:value="0.878695652174" calcext:value-type="float">
            <text:p>0.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0.899130434783" calcext:value-type="float">
            <text:p>0.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0.919565217391" calcext:value-type="float">
            <text:p>0.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0.94" calcext:value-type="float">
            <text:p>0.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0.960434782609" calcext:value-type="float">
            <text:p>1.0</text:p>
          </table:table-cell>
          <table:table-cell/>
          <table:table-cell office:value-type="float" office:value="65.5" calcext:value-type="float">
            <text:p>65.5</text:p>
          </table:table-cell>
          <table:table-cell table:number-columns-repeated="6"/>
        </table:table-row>
        <table:table-row table:style-name="ro1">
          <table:table-cell office:value-type="float" office:value="0.980869565217" calcext:value-type="float">
            <text:p>1.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.00130434783" calcext:value-type="float">
            <text:p>1.0</text:p>
          </table:table-cell>
          <table:table-cell/>
          <table:table-cell office:value-type="float" office:value="65.5" calcext:value-type="float">
            <text:p>65.5</text:p>
          </table:table-cell>
          <table:table-cell table:number-columns-repeated="6"/>
        </table:table-row>
        <table:table-row table:style-name="ro1">
          <table:table-cell office:value-type="float" office:value="1.02173913043" calcext:value-type="float">
            <text:p>1.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1.04217391304" calcext:value-type="float">
            <text:p>1.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.06260869565" calcext:value-type="float">
            <text:p>1.1</text:p>
          </table:table-cell>
          <table:table-cell/>
          <table:table-cell office:value-type="float" office:value="65.5" calcext:value-type="float">
            <text:p>65.5</text:p>
          </table:table-cell>
          <table:table-cell table:number-columns-repeated="6"/>
        </table:table-row>
        <table:table-row table:style-name="ro1">
          <table:table-cell office:value-type="float" office:value="1.08304347826" calcext:value-type="float">
            <text:p>1.1</text:p>
          </table:table-cell>
          <table:table-cell/>
          <table:table-cell office:value-type="float" office:value="64.5" calcext:value-type="float">
            <text:p>64.5</text:p>
          </table:table-cell>
          <table:table-cell table:number-columns-repeated="6"/>
        </table:table-row>
        <table:table-row table:style-name="ro1">
          <table:table-cell office:value-type="float" office:value="1.10347826087" calcext:value-type="float">
            <text:p>1.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.12391304348" calcext:value-type="float">
            <text:p>1.1</text:p>
          </table:table-cell>
          <table:table-cell/>
          <table:table-cell office:value-type="float" office:value="65.5" calcext:value-type="float">
            <text:p>65.5</text:p>
          </table:table-cell>
          <table:table-cell table:number-columns-repeated="6"/>
        </table:table-row>
        <table:table-row table:style-name="ro1">
          <table:table-cell office:value-type="float" office:value="1.14434782609" calcext:value-type="float">
            <text:p>1.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.1647826087" calcext:value-type="float">
            <text:p>1.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.1852173913" calcext:value-type="float">
            <text:p>1.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1.20565217391" calcext:value-type="float">
            <text:p>1.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.22608695652" calcext:value-type="float">
            <text:p>1.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1.24652173913" calcext:value-type="float">
            <text:p>1.2</text:p>
          </table:table-cell>
          <table:table-cell/>
          <table:table-cell table:number-columns-repeated="2"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1.26695652174" calcext:value-type="float">
            <text:p>1.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.28739130435" calcext:value-type="float">
            <text:p>1.3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1.30782608696" calcext:value-type="float">
            <text:p>1.3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1.32826086957" calcext:value-type="float">
            <text:p>1.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.34869565217" calcext:value-type="float">
            <text:p>1.3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36913043478" calcext:value-type="float">
            <text:p>1.4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38956521739" calcext:value-type="float">
            <text:p>1.4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1.41" calcext:value-type="float">
            <text:p>1.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.43043478261" calcext:value-type="float">
            <text:p>1.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.45086956522" calcext:value-type="float">
            <text:p>1.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.47130434783" calcext:value-type="float">
            <text:p>1.5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table:number-columns-repeated="5"/>
        </table:table-row>
        <table:table-row table:style-name="ro1">
          <table:table-cell office:value-type="float" office:value="1.49173913043" calcext:value-type="float">
            <text:p>1.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.51217391304" calcext:value-type="float">
            <text:p>1.5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53260869565" calcext:value-type="float">
            <text:p>1.5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55304347826" calcext:value-type="float">
            <text:p>1.6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57347826087" calcext:value-type="float">
            <text:p>1.6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1.59391304348" calcext:value-type="float">
            <text:p>1.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.61434782609" calcext:value-type="float">
            <text:p>1.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.6347826087" calcext:value-type="float">
            <text:p>1.6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6552173913" calcext:value-type="float">
            <text:p>1.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.67565217391" calcext:value-type="float">
            <text:p>1.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.69608695652" calcext:value-type="float">
            <text:p>1.7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1.71652173913" calcext:value-type="float">
            <text:p>1.7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1.73695652174" calcext:value-type="float">
            <text:p>1.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.75739130435" calcext:value-type="float">
            <text:p>1.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.77782608696" calcext:value-type="float">
            <text:p>1.8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79826086957" calcext:value-type="float">
            <text:p>1.8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81869565217" calcext:value-type="float">
            <text:p>1.8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1.83913043478" calcext:value-type="float">
            <text:p>1.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.85956521739" calcext:value-type="float">
            <text:p>1.9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88" calcext:value-type="float">
            <text:p>1.9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1.90043478261" calcext:value-type="float">
            <text:p>1.9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table:number-columns-repeated="5"/>
        </table:table-row>
        <table:table-row table:style-name="ro1">
          <table:table-cell office:value-type="float" office:value="1.92086956522" calcext:value-type="float">
            <text:p>1.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.94130434783" calcext:value-type="float">
            <text:p>1.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.96173913043" calcext:value-type="float">
            <text:p>2.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.98217391304" calcext:value-type="float">
            <text:p>2.0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00260869565" calcext:value-type="float">
            <text:p>2.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.02304347826" calcext:value-type="float">
            <text:p>2.0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2.04347826087" calcext:value-type="float">
            <text:p>2.0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2.06391304348" calcext:value-type="float">
            <text:p>2.1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08434782609" calcext:value-type="float">
            <text:p>2.1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1047826087" calcext:value-type="float">
            <text:p>2.1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1252173913" calcext:value-type="float">
            <text:p>2.1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14565217391" calcext:value-type="float">
            <text:p>2.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.16608695652" calcext:value-type="float">
            <text:p>2.2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18652173913" calcext:value-type="float">
            <text:p>2.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.20695652174" calcext:value-type="float">
            <text:p>2.2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2.22739130435" calcext:value-type="float">
            <text:p>2.2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table:number-columns-repeated="5"/>
        </table:table-row>
        <table:table-row table:style-name="ro1">
          <table:table-cell office:value-type="float" office:value="2.24782608696" calcext:value-type="float">
            <text:p>2.2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2.26826086957" calcext:value-type="float">
            <text:p>2.3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28869565217" calcext:value-type="float">
            <text:p>2.3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30913043478" calcext:value-type="float">
            <text:p>2.3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table:number-columns-repeated="5"/>
        </table:table-row>
        <table:table-row table:style-name="ro1">
          <table:table-cell office:value-type="float" office:value="2.32956521739" calcext:value-type="float">
            <text:p>2.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.35" calcext:value-type="float">
            <text:p>2.4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table:number-columns-repeated="5"/>
        </table:table-row>
        <table:table-row table:style-name="ro1">
          <table:table-cell office:value-type="float" office:value="2.37043478261" calcext:value-type="float">
            <text:p>2.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.39086956522" calcext:value-type="float">
            <text:p>2.4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2.41130434783" calcext:value-type="float">
            <text:p>2.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.43173913043" calcext:value-type="float">
            <text:p>2.4</text:p>
          </table:table-cell>
          <table:table-cell table:number-columns-repeated="2"/>
          <table:table-cell office:value-type="float" office:value="64.5" calcext:value-type="float">
            <text:p>64.5</text:p>
          </table:table-cell>
          <table:table-cell table:number-columns-repeated="5"/>
        </table:table-row>
        <table:table-row table:style-name="ro1">
          <table:table-cell office:value-type="float" office:value="2.45217391304" calcext:value-type="float">
            <text:p>2.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.47260869565" calcext:value-type="float">
            <text:p>2.5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49304347826" calcext:value-type="float">
            <text:p>2.5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51347826087" calcext:value-type="float">
            <text:p>2.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.53391304348" calcext:value-type="float">
            <text:p>2.5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55434782609" calcext:value-type="float">
            <text:p>2.6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5747826087" calcext:value-type="float">
            <text:p>2.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.5952173913" calcext:value-type="float">
            <text:p>2.6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2.61565217391" calcext:value-type="float">
            <text:p>2.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.63608695652" calcext:value-type="float">
            <text:p>2.6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table:number-columns-repeated="5"/>
        </table:table-row>
        <table:table-row table:style-name="ro1">
          <table:table-cell office:value-type="float" office:value="2.65652173913" calcext:value-type="float">
            <text:p>2.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.67695652174" calcext:value-type="float">
            <text:p>2.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.69739130435" calcext:value-type="float">
            <text:p>2.7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71782608696" calcext:value-type="float">
            <text:p>2.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.73826086957" calcext:value-type="float">
            <text:p>2.7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75869565217" calcext:value-type="float">
            <text:p>2.8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77913043478" calcext:value-type="float">
            <text:p>2.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.79956521739" calcext:value-type="float">
            <text:p>2.8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82" calcext:value-type="float">
            <text:p>2.8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84043478261" calcext:value-type="float">
            <text:p>2.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.86086956522" calcext:value-type="float">
            <text:p>2.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.88130434783" calcext:value-type="float">
            <text:p>2.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2.90173913043" calcext:value-type="float">
            <text:p>2.9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92217391304" calcext:value-type="float">
            <text:p>2.9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94260869565" calcext:value-type="float">
            <text:p>2.9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5"/>
        </table:table-row>
        <table:table-row table:style-name="ro1">
          <table:table-cell office:value-type="float" office:value="2.96304347826" calcext:value-type="float">
            <text:p>3.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.98347826087" calcext:value-type="float">
            <text:p>3.0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table:number-columns-repeated="5"/>
        </table:table-row>
        <table:table-row table:style-name="ro1">
          <table:table-cell office:value-type="float" office:value="3.00391304348" calcext:value-type="float">
            <text:p>3.0</text:p>
          </table:table-cell>
          <table:table-cell table:number-columns-repeated="2"/>
          <table:table-cell table:number-columns-repeated="2"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02434782609" calcext:value-type="float">
            <text:p>3.0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0447826087" calcext:value-type="float">
            <text:p>3.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.0652173913" calcext:value-type="float">
            <text:p>3.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.08565217391" calcext:value-type="float">
            <text:p>3.1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table:number-columns-repeated="4"/>
        </table:table-row>
        <table:table-row table:style-name="ro1">
          <table:table-cell office:value-type="float" office:value="3.10608695652" calcext:value-type="float">
            <text:p>3.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.12652173913" calcext:value-type="float">
            <text:p>3.1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14695652174" calcext:value-type="float">
            <text:p>3.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.16739130435" calcext:value-type="float">
            <text:p>3.2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18782608696" calcext:value-type="float">
            <text:p>3.2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20826086957" calcext:value-type="float">
            <text:p>3.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.22869565217" calcext:value-type="float">
            <text:p>3.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.24913043478" calcext:value-type="float">
            <text:p>3.2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26956521739" calcext:value-type="float">
            <text:p>3.3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29" calcext:value-type="float">
            <text:p>3.3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31043478261" calcext:value-type="float">
            <text:p>3.3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33086956522" calcext:value-type="float">
            <text:p>3.3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35130434783" calcext:value-type="float">
            <text:p>3.4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37173913043" calcext:value-type="float">
            <text:p>3.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.39217391304" calcext:value-type="float">
            <text:p>3.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.41260869565" calcext:value-type="float">
            <text:p>3.4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43304347826" calcext:value-type="float">
            <text:p>3.4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45347826087" calcext:value-type="float">
            <text:p>3.5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table:number-columns-repeated="4"/>
        </table:table-row>
        <table:table-row table:style-name="ro1">
          <table:table-cell office:value-type="float" office:value="3.47391304348" calcext:value-type="float">
            <text:p>3.5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49434782609" calcext:value-type="float">
            <text:p>3.5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table:number-columns-repeated="4"/>
        </table:table-row>
        <table:table-row table:style-name="ro1">
          <table:table-cell office:value-type="float" office:value="3.5147826087" calcext:value-type="float">
            <text:p>3.5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5352173913" calcext:value-type="float">
            <text:p>3.5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55565217391" calcext:value-type="float">
            <text:p>3.6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57608695652" calcext:value-type="float">
            <text:p>3.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.59652173913" calcext:value-type="float">
            <text:p>3.6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table:number-columns-repeated="4"/>
        </table:table-row>
        <table:table-row table:style-name="ro1">
          <table:table-cell office:value-type="float" office:value="3.61695652174" calcext:value-type="float">
            <text:p>3.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.63739130435" calcext:value-type="float">
            <text:p>3.6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65782608696" calcext:value-type="float">
            <text:p>3.7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table:number-columns-repeated="4"/>
        </table:table-row>
        <table:table-row table:style-name="ro1">
          <table:table-cell office:value-type="float" office:value="3.67826086957" calcext:value-type="float">
            <text:p>3.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.69869565217" calcext:value-type="float">
            <text:p>3.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.71913043478" calcext:value-type="float">
            <text:p>3.7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table:number-columns-repeated="4"/>
        </table:table-row>
        <table:table-row table:style-name="ro1">
          <table:table-cell office:value-type="float" office:value="3.73956521739" calcext:value-type="float">
            <text:p>3.7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.76" calcext:value-type="float">
            <text:p>3.8</text:p>
          </table:table-cell>
          <table:table-cell table:number-columns-repeated="3"/>
          <table:table-cell table:number-columns-repeated="2" office:value-type="float" office:value="59.5" calcext:value-type="float">
            <text:p>59.5</text:p>
          </table:table-cell>
          <table:table-cell table:number-columns-repeated="3"/>
        </table:table-row>
        <table:table-row table:style-name="ro1">
          <table:table-cell office:value-type="float" office:value="3.78043478261" calcext:value-type="float">
            <text:p>3.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.80086956522" calcext:value-type="float">
            <text:p>3.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.82130434783" calcext:value-type="float">
            <text:p>3.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.84173913043" calcext:value-type="float">
            <text:p>3.8</text:p>
          </table:table-cell>
          <table:table-cell table:number-columns-repeated="4"/>
          <table:table-cell office:value-type="float" office:value="59.5" calcext:value-type="float">
            <text:p>59.5</text:p>
          </table:table-cell>
          <table:table-cell table:number-columns-repeated="3"/>
        </table:table-row>
        <table:table-row table:style-name="ro1">
          <table:table-cell office:value-type="float" office:value="3.86217391304" calcext:value-type="float">
            <text:p>3.9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3"/>
        </table:table-row>
        <table:table-row table:style-name="ro1">
          <table:table-cell office:value-type="float" office:value="3.88260869565" calcext:value-type="float">
            <text:p>3.9</text:p>
          </table:table-cell>
          <table:table-cell table:number-columns-repeated="4"/>
          <table:table-cell office:value-type="float" office:value="59.5" calcext:value-type="float">
            <text:p>59.5</text:p>
          </table:table-cell>
          <table:table-cell table:number-columns-repeated="3"/>
        </table:table-row>
        <table:table-row table:style-name="ro1">
          <table:table-cell office:value-type="float" office:value="3.90304347826" calcext:value-type="float">
            <text:p>3.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.92347826087" calcext:value-type="float">
            <text:p>3.9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3"/>
        </table:table-row>
        <table:table-row table:style-name="ro1">
          <table:table-cell office:value-type="float" office:value="3.94391304348" calcext:value-type="float">
            <text:p>3.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.96434782609" calcext:value-type="float">
            <text:p>4.0</text:p>
          </table:table-cell>
          <table:table-cell table:number-columns-repeated="4"/>
          <table:table-cell office:value-type="float" office:value="59.5" calcext:value-type="float">
            <text:p>59.5</text:p>
          </table:table-cell>
          <table:table-cell table:number-columns-repeated="3"/>
        </table:table-row>
        <table:table-row table:style-name="ro1">
          <table:table-cell office:value-type="float" office:value="3.9847826087" calcext:value-type="float">
            <text:p>4.0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3"/>
        </table:table-row>
        <table:table-row table:style-name="ro1">
          <table:table-cell office:value-type="float" office:value="4.0052173913" calcext:value-type="float">
            <text:p>4.0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3"/>
        </table:table-row>
        <table:table-row table:style-name="ro1">
          <table:table-cell office:value-type="float" office:value="4.02565217391" calcext:value-type="float">
            <text:p>4.0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4.04608695652" calcext:value-type="float">
            <text:p>4.0</text:p>
          </table:table-cell>
          <table:table-cell table:number-columns-repeated="4"/>
          <table:table-cell office:value-type="float" office:value="59.5" calcext:value-type="float">
            <text:p>59.5</text:p>
          </table:table-cell>
          <table:table-cell table:number-columns-repeated="3"/>
        </table:table-row>
        <table:table-row table:style-name="ro1">
          <table:table-cell office:value-type="float" office:value="4.06652173913" calcext:value-type="float">
            <text:p>4.1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3"/>
        </table:table-row>
        <table:table-row table:style-name="ro1">
          <table:table-cell office:value-type="float" office:value="4.08695652174" calcext:value-type="float">
            <text:p>4.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.10739130435" calcext:value-type="float">
            <text:p>4.1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.12782608696" calcext:value-type="float">
            <text:p>4.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.14826086957" calcext:value-type="float">
            <text:p>4.1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3"/>
        </table:table-row>
        <table:table-row table:style-name="ro1">
          <table:table-cell office:value-type="float" office:value="4.16869565217" calcext:value-type="float">
            <text:p>4.2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3"/>
        </table:table-row>
        <table:table-row table:style-name="ro1">
          <table:table-cell office:value-type="float" office:value="4.18913043478" calcext:value-type="float">
            <text:p>4.2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.20956521739" calcext:value-type="float">
            <text:p>4.2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.23" calcext:value-type="float">
            <text:p>4.2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.25043478261" calcext:value-type="float">
            <text:p>4.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.27086956522" calcext:value-type="float">
            <text:p>4.3</text:p>
          </table:table-cell>
          <table:table-cell table:number-columns-repeated="4"/>
          <table:table-cell office:value-type="float" office:value="59.5" calcext:value-type="float">
            <text:p>59.5</text:p>
          </table:table-cell>
          <table:table-cell table:number-columns-repeated="3"/>
        </table:table-row>
        <table:table-row table:style-name="ro1">
          <table:table-cell office:value-type="float" office:value="4.29130434783" calcext:value-type="float">
            <text:p>4.3</text:p>
          </table:table-cell>
          <table:table-cell table:number-columns-repeated="4"/>
          <table:table-cell office:value-type="float" office:value="59.5" calcext:value-type="float">
            <text:p>59.5</text:p>
          </table:table-cell>
          <table:table-cell table:number-columns-repeated="3"/>
        </table:table-row>
        <table:table-row table:style-name="ro1">
          <table:table-cell office:value-type="float" office:value="4.31173913043" calcext:value-type="float">
            <text:p>4.3</text:p>
          </table:table-cell>
          <table:table-cell table:number-columns-repeated="4"/>
          <table:table-cell office:value-type="float" office:value="59.5" calcext:value-type="float">
            <text:p>59.5</text:p>
          </table:table-cell>
          <table:table-cell table:number-columns-repeated="3"/>
        </table:table-row>
        <table:table-row table:style-name="ro1">
          <table:table-cell office:value-type="float" office:value="4.33217391304" calcext:value-type="float">
            <text:p>4.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.35260869565" calcext:value-type="float">
            <text:p>4.4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3"/>
        </table:table-row>
        <table:table-row table:style-name="ro1">
          <table:table-cell office:value-type="float" office:value="4.37304347826" calcext:value-type="float">
            <text:p>4.4</text:p>
          </table:table-cell>
          <table:table-cell table:number-columns-repeated="4"/>
          <table:table-cell office:value-type="float" office:value="59.5" calcext:value-type="float">
            <text:p>59.5</text:p>
          </table:table-cell>
          <table:table-cell table:number-columns-repeated="3"/>
        </table:table-row>
        <table:table-row table:style-name="ro1">
          <table:table-cell office:value-type="float" office:value="4.39347826087" calcext:value-type="float">
            <text:p>4.4</text:p>
          </table:table-cell>
          <table:table-cell table:number-columns-repeated="4"/>
          <table:table-cell office:value-type="float" office:value="60.5" calcext:value-type="float">
            <text:p>60.5</text:p>
          </table:table-cell>
          <table:table-cell table:number-columns-repeated="3"/>
        </table:table-row>
        <table:table-row table:style-name="ro1">
          <table:table-cell office:value-type="float" office:value="4.41391304348" calcext:value-type="float">
            <text:p>4.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.43434782609" calcext:value-type="float">
            <text:p>4.4</text:p>
          </table:table-cell>
          <table:table-cell table:number-columns-repeated="4"/>
          <table:table-cell office:value-type="float" office:value="58.5" calcext:value-type="float">
            <text:p>58.5</text:p>
          </table:table-cell>
          <table:table-cell table:number-columns-repeated="3"/>
        </table:table-row>
        <table:table-row table:style-name="ro1">
          <table:table-cell office:value-type="float" office:value="4.4547826087" calcext:value-type="float">
            <text:p>4.5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.4752173913" calcext:value-type="float">
            <text:p>4.5</text:p>
          </table:table-cell>
          <table:table-cell table:number-columns-repeated="4"/>
          <table:table-cell table:number-columns-repeated="2"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4.49565217391" calcext:value-type="float">
            <text:p>4.5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4.51608695652" calcext:value-type="float">
            <text:p>4.5</text:p>
          </table:table-cell>
          <table:table-cell table:number-columns-repeated="5"/>
          <table:table-cell office:value-type="float" office:value="61.5" calcext:value-type="float">
            <text:p>61.5</text:p>
          </table:table-cell>
          <table:table-cell table:number-columns-repeated="2"/>
        </table:table-row>
        <table:table-row table:style-name="ro1">
          <table:table-cell office:value-type="float" office:value="4.53652173913" calcext:value-type="float">
            <text:p>4.5</text:p>
          </table:table-cell>
          <table:table-cell table:number-columns-repeated="5"/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4.55695652174" calcext:value-type="float">
            <text:p>4.6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.57739130435" calcext:value-type="float">
            <text:p>4.6</text:p>
          </table:table-cell>
          <table:table-cell table:number-columns-repeated="5"/>
          <table:table-cell office:value-type="float" office:value="61.5" calcext:value-type="float">
            <text:p>61.5</text:p>
          </table:table-cell>
          <table:table-cell table:number-columns-repeated="2"/>
        </table:table-row>
        <table:table-row table:style-name="ro1">
          <table:table-cell office:value-type="float" office:value="4.59782608696" calcext:value-type="float">
            <text:p>4.6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4.61826086957" calcext:value-type="float">
            <text:p>4.6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4.63869565217" calcext:value-type="float">
            <text:p>4.6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4.65913043478" calcext:value-type="float">
            <text:p>4.7</text:p>
          </table:table-cell>
          <table:table-cell table:number-columns-repeated="5"/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4.67956521739" calcext:value-type="float">
            <text:p>4.7</text:p>
          </table:table-cell>
          <table:table-cell table:number-columns-repeated="5"/>
          <table:table-cell office:value-type="float" office:value="59.5" calcext:value-type="float">
            <text:p>59.5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5"/>
          <table:table-cell office:value-type="float" office:value="59.5" calcext:value-type="float">
            <text:p>59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02:24:08.595444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02:35:29.121116145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4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1cm" svg:stroke-color="#b3b3b3" draw:fill="solid" draw:fill-color="#ffffff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56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02cm" svg:height="9.006cm" xlink:href=".." xlink:type="simple" chart:class="chart:scatter" chart:style-name="ch1">
        <chart:legend svg:x="16.36cm" svg:y="0.344cm" style:legend-expansion="custom" chartooo:width="3.394cm" chartooo:height="3.841cm" style:legend-expansion-aspect-ratio="0.883624056235355" chart:style-name="ch2"/>
        <chart:plot-area chart:style-name="ch3" table:cell-range-address="Sheet1.A1:Sheet1.G232" chart:data-source-has-labels="both" svg:x="1.616cm" svg:y="0.18cm" svg:width="18.378cm" svg:height="7.468cm">
          <chartooo:coordinate-region svg:x="2.237cm" svg:y="0.38cm" svg:width="17.517cm" svg:height="6.622cm"/>
          <chart:axis chart:dimension="x" chart:name="primary-x" chart:style-name="ch4" chartooo:axis-type="auto">
            <chart:title svg:x="9.975cm" svg:y="7.829cm" chart:style-name="ch5">
              <text:p>Time (s)</text:p>
            </chart:title>
            <chart:categories table:cell-range-address="Sheet1.A2:Sheet1.A232"/>
          </chart:axis>
          <chart:axis chart:dimension="y" chart:name="primary-y" chart:style-name="ch6">
            <chart:title svg:x="0.451cm" svg:y="5.194cm" chart:style-name="ch7">
              <text:p>Current (mA)</text:p>
            </chart:title>
            <chart:grid chart:style-name="ch8" chart:class="major"/>
          </chart:axis>
          <chart:series chart:style-name="ch9" chart:values-cell-range-address="Sheet1.B2:Sheet1.B232" chart:label-cell-address="Sheet1.B1:Sheet1.B1" chart:class="chart:scatter">
            <chart:domain table:cell-range-address="Sheet1.A2:Sheet1.A232"/>
            <chart:data-point chart:repeated="231"/>
          </chart:series>
          <chart:series chart:style-name="ch10" chart:values-cell-range-address="Sheet1.C2:Sheet1.C232" chart:label-cell-address="Sheet1.C1:Sheet1.C1" chart:class="chart:scatter">
            <chart:data-point chart:repeated="231"/>
          </chart:series>
          <chart:series chart:style-name="ch11" chart:values-cell-range-address="Sheet1.D2:Sheet1.D232" chart:label-cell-address="Sheet1.D1:Sheet1.D1" chart:class="chart:scatter">
            <chart:data-point chart:repeated="231"/>
          </chart:series>
          <chart:series chart:style-name="ch12" chart:values-cell-range-address="Sheet1.E2:Sheet1.E232" chart:label-cell-address="Sheet1.E1:Sheet1.E1" chart:class="chart:scatter">
            <chart:data-point chart:repeated="231"/>
          </chart:series>
          <chart:series chart:style-name="ch13" chart:values-cell-range-address="Sheet1.F2:Sheet1.F232" chart:label-cell-address="Sheet1.F1:Sheet1.F1" chart:class="chart:scatter">
            <chart:data-point chart:repeated="231"/>
          </chart:series>
          <chart:series chart:style-name="ch14" chart:values-cell-range-address="Sheet1.G2:Sheet1.G232" chart:label-cell-address="Sheet1.G1:Sheet1.G1" chart:class="chart:scatter">
            <chart:data-point chart:repeated="2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 1</text:p>
                <draw:g>
                  <svg:desc>Sheet1.B1:Sheet1.B1</svg:desc>
                </draw:g>
              </table:table-cell>
              <table:table-cell office:value-type="string">
                <text:p>Conv 2</text:p>
                <draw:g>
                  <svg:desc>Sheet1.C1:Sheet1.C1</svg:desc>
                </draw:g>
              </table:table-cell>
              <table:table-cell office:value-type="string">
                <text:p>Conv 3</text:p>
                <draw:g>
                  <svg:desc>Sheet1.D1:Sheet1.D1</svg:desc>
                </draw:g>
              </table:table-cell>
              <table:table-cell office:value-type="string">
                <text:p>Conv 4</text:p>
                <draw:g>
                  <svg:desc>Sheet1.E1:Sheet1.E1</svg:desc>
                </draw:g>
              </table:table-cell>
              <table:table-cell office:value-type="string">
                <text:p>Conv 5</text:p>
                <draw:g>
                  <svg:desc>Sheet1.F1:Sheet1.F1</svg:desc>
                </draw:g>
              </table:table-cell>
              <table:table-cell office:value-type="string">
                <text:p>Conv 6 &amp; 7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32</svg:desc>
                </draw:g>
              </table:table-cell>
              <table:table-cell office:value-type="float" office:value="66">
                <text:p>66</text:p>
                <draw:g>
                  <svg:desc>Sheet1.B2:Sheet1.B232</svg:desc>
                </draw:g>
              </table:table-cell>
              <table:table-cell office:value-type="float" office:value="NaN">
                <text:p>NaN</text:p>
                <draw:g>
                  <svg:desc>Sheet1.C2:Sheet1.C232</svg:desc>
                </draw:g>
              </table:table-cell>
              <table:table-cell office:value-type="float" office:value="NaN">
                <text:p>NaN</text:p>
                <draw:g>
                  <svg:desc>Sheet1.D2:Sheet1.D232</svg:desc>
                </draw:g>
              </table:table-cell>
              <table:table-cell office:value-type="float" office:value="NaN">
                <text:p>NaN</text:p>
                <draw:g>
                  <svg:desc>Sheet1.E2:Sheet1.E232</svg:desc>
                </draw:g>
              </table:table-cell>
              <table:table-cell office:value-type="float" office:value="NaN">
                <text:p>NaN</text:p>
                <draw:g>
                  <svg:desc>Sheet1.F2:Sheet1.F232</svg:desc>
                </draw:g>
              </table:table-cell>
              <table:table-cell office:value-type="float" office:value="NaN">
                <text:p>NaN</text:p>
                <draw:g>
                  <svg:desc>Sheet1.G2:Sheet1.G232</svg:desc>
                </draw:g>
              </table:table-cell>
            </table:table-row>
            <table:table-row>
              <table:table-cell office:value-type="float" office:value="0.0204347826087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08695652174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13043478261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17391304348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2173913043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2608695652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43043478261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6347826087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83913043478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04347826087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24782608696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5217391304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5652173913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6086956522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0652173913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6956521739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7391304348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7826086957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88260869565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8695652174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9130434783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49565217391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0434782609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0869565217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1304347826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1739130435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2173913043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2608695652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13043478261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3347826087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3913043478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74347826087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94782608696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15217391304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3565217391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60869565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5217391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695652173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1739130434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782608695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5826086956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869565217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913043478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1956521739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6043478260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8086956521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013043478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217391304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421739130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626086956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830434782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3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39130434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443478260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6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8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056521739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260869565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46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669565217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87391304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078260869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282608695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486956521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691304347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895652173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304347826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50869565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713043478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917391304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121739130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326086956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530434782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73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939130434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143478260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3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5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756521739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960869565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16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369565217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57391304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778260869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982608695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186956521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391304347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595652173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004347826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20869565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413043478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617391304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821739130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026086956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230434782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43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639130434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843478260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0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2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456521739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660869565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86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069565217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27391304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478260869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682608695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886956521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091304347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295652173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704347826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90869565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113043478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317391304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521739130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726086956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930434782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13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339130434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543478260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7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9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156521739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360869565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6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769565217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97391304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178260869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382608695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86956521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791304347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995652173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404347826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60869565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813043478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017391304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221739130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426086956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630434782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83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039130434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243478260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4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6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856521739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60869565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26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469565217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67391304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878260869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082608695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286956521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491304347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695652173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104347826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30869565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13043478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717391304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921739130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126086956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330434782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3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739130434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943478260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1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3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56521739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760869565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96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169565217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37391304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578260869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782608695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86956521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191304347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395652173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804347826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00869565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213043478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17391304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621739130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826086956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030434782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23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439130434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643478260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8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0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256521739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460869565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66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869565217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07391304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278260869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482608695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686956521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891304347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095652173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504347826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70869565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913043478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117391304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321739130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526086956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730434782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93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139130434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343478260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54782608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7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4.4956521739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.5160869565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4.5365217391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4.5569565217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.5773913043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4.59782608696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.6182608695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.6386956521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.65913043478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4.67956521739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